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63f2" officeooo:paragraph-rsid="001f63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"dialog.h"</text:p>
      <text:p text:style-name="P1">#include "ui_dialog.h"</text:p>
      <text:p text:style-name="P1">#include &lt;QMessageBox&gt;</text:p>
      <text:p text:style-name="P1">#include &lt;QDebug&gt;</text:p>
      <text:p text:style-name="P1"/>
      <text:p text:style-name="P1">Dialog::Dialog(QWidget *parent)</text:p>
      <text:p text:style-name="P1"><text:s text:c="4"/>: QDialog(parent)</text:p>
      <text:p text:style-name="P1"><text:s text:c="4"/>, ui(new Ui::Dialog)</text:p>
      <text:p text:style-name="P1">{</text:p>
      <text:p text:style-name="P1"><text:s text:c="4"/>ui-&gt;setupUi(this);</text:p>
      <text:p text:style-name="P1">}</text:p>
      <text:p text:style-name="P1"/>
      <text:p text:style-name="P1">Dialog::~Dialog()</text:p>
      <text:p text:style-name="P1">{</text:p>
      <text:p text:style-name="P1"><text:s text:c="4"/>delete ui;</text:p>
      <text:p text:style-name="P1">}</text:p>
      <text:p text:style-name="P1"/>
      <text:p text:style-name="P1"/>
      <text:p text:style-name="P1">void Dialog::on_pushButton_clicked()</text:p>
      <text:p text:style-name="P1">{</text:p>
      <text:p text:style-name="P1"><text:s text:c="4"/>QMessageBox::information(this,"Mukesh 212218108034","This is information");</text:p>
      <text:p text:style-name="P1">}</text:p>
      <text:p text:style-name="P1"/>
      <text:p text:style-name="P1">void Dialog::on_pushButton_2_clicked()</text:p>
      <text:p text:style-name="P1">{</text:p>
      <text:p text:style-name="P1"><text:s text:c="4"/>QMessageBox::StandardButton reply;</text:p>
      <text:p text:style-name="P1"><text:s text:c="6"/>reply = QMessageBox::question(this, "Mukesh", "Do you play volleyball?", QMessageBox::Yes|QMessageBox::No);</text:p>
      <text:p text:style-name="P1"><text:s text:c="6"/>if (reply == QMessageBox::Yes) {</text:p>
      <text:p text:style-name="P1"><text:s text:c="10"/>QMessageBox::information(this,"Yes","You selected Yes");</text:p>
      <text:p text:style-name="P1"><text:s text:c="6"/>}</text:p>
      <text:p text:style-name="P1"><text:s text:c="6"/>else {</text:p>
      <text:p text:style-name="P1"><text:s text:c="10"/>QMessageBox::information(this,"No","You selected No");</text:p>
      <text:p text:style-name="P1"><text:s text:c="6"/>}</text:p>
      <text:p text:style-name="P1">}</text:p>
      <text:p text:style-name="P1"/>
      <text:p text:style-name="P1">void Dialog::on_pushButton_3_clicked()</text:p>
      <text:p text:style-name="P1">{</text:p>
      <text:p text:style-name="P1"><text:s text:c="4"/>QMessageBox::StandardButton reply;</text:p>
      <text:p text:style-name="P1"><text:s text:c="6"/>reply = <text:s/>QMessageBox::question(this, "Custom","This is a custom message",QMessageBox::Yes | QMessageBox::YesToAll | QMessageBox::No | QMessageBox::NoToAll);</text:p>
      <text:p text:style-name="P1"><text:s text:c="6"/>switch (reply) {</text:p>
      <text:p text:style-name="P1"><text:s text:c="8"/>case QMessageBox::Yes:</text:p>
      <text:p text:style-name="P1"><text:s text:c="10"/>qDebug() &lt;&lt; "Message is displayed";</text:p>
      <text:p text:style-name="P1"><text:s text:c="10"/>break;</text:p>
      <text:p text:style-name="P1"><text:s text:c="8"/>case QMessageBox::YesToAll:</text:p>
      <text:p text:style-name="P1"><text:s text:c="10"/>QMessageBox::warning(this,"Yes to all","Display the message with YES to all ");</text:p>
      <text:p text:style-name="P1"><text:s text:c="10"/>break;</text:p>
      <text:p text:style-name="P1"><text:s text:c="8"/>case QMessageBox::No:</text:p>
      <text:p text:style-name="P1"><text:s text:c="10"/>qDebug() &lt;&lt; "Nothing is displayed";</text:p>
      <text:p text:style-name="P1"><text:s text:c="10"/>break;</text:p>
      <text:p text:style-name="P1"><text:s text:c="8"/>default:</text:p>
      <text:p text:style-name="P1"><text:s text:c="10"/>QMessageBox::warning(this,"No to all","Display the message with NO to all ");</text:p>
      <text:p text:style-name="P1"><text:s text:c="12"/>break;</text:p>
      <text:p text:style-name="P1"><text:s text:c="6"/>}</text:p>
      <text:p text:style-name="P1"/>
      <text:p text:style-name="P1">}</text:p>
      <text:p text:style-name="P1"/>
      <text:p text:style-name="P1">void Dialog::on_pushButton_4_clicked()</text:p>
      <text:p text:style-name="P1">{</text:p>
      <text:p text:style-name="P1"><text:s text:c="4"/>QMessageBox::warning(this,"Warning","This is a warning message");</text:p>
      <text:p text:style-name="P1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1T11:25:33.530924234</dc:date>
    <meta:document-statistic meta:table-count="0" meta:image-count="0" meta:object-count="0" meta:page-count="2" meta:paragraph-count="52" meta:word-count="135" meta:character-count="1535" meta:non-whitespace-character-count="1237"/>
    <meta:generator>LibreOffice/4.2.8.2$Linux_x86 LibreOffice_project/420m0$Build-2</meta:generator>
  </office:meta>
</office:document-meta>
</file>